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2/11/2021</text:span></text:p>
      <text:p text:style-name="P9"/>
      <text:p text:style-name="P10">RECIBI CONFORME</text:p>
      <text:p text:style-name="P9"/>
      <text:p text:style-name="P11">CLIENTE: TARAZONA ILLATOPA, LUCY GRACI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TARAZONA ILLATOPA, MERY LU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33:0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